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oulos SIL" svg:font-family="'Doulos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oulos SIL" fo:font-size="14pt" fo:language="es" fo:country="CL" officeooo:rsid="0008e4a9" officeooo:paragraph-rsid="0008e4a9"/>
    </style:style>
    <style:style style:name="P2" style:family="paragraph" style:parent-style-name="Standard">
      <style:text-properties style:font-name="Doulos SIL" fo:font-size="14pt" fo:language="es" fo:country="CL" officeooo:rsid="000783f8" officeooo:paragraph-rsid="000783f8"/>
    </style:style>
    <style:style style:name="P3" style:family="paragraph" style:parent-style-name="Standard">
      <style:text-properties style:font-name="Doulos SIL" fo:font-size="14pt" fo:language="es" fo:country="CL" officeooo:rsid="000f0a21" officeooo:paragraph-rsid="0012f5ac"/>
    </style:style>
    <style:style style:name="P4" style:family="paragraph" style:parent-style-name="Standard">
      <style:text-properties style:font-name="Doulos SIL" fo:font-size="14pt" fo:language="es" fo:country="CL" officeooo:rsid="000f0a21" officeooo:paragraph-rsid="000f0a21"/>
    </style:style>
    <style:style style:name="P5" style:family="paragraph" style:parent-style-name="Standard">
      <style:text-properties style:font-name="Doulos SIL" fo:font-size="14pt" fo:language="es" fo:country="CL" officeooo:rsid="0012f5ac" officeooo:paragraph-rsid="0012f5ac"/>
    </style:style>
    <style:style style:name="P6" style:family="paragraph" style:parent-style-name="Standard">
      <style:text-properties style:font-name="Doulos SIL" fo:font-size="14pt" fo:language="es" fo:country="CL" officeooo:paragraph-rsid="0012f5ac"/>
    </style:style>
    <style:style style:name="P7" style:family="paragraph" style:parent-style-name="Standard">
      <style:text-properties style:font-name="Doulos SIL" fo:font-size="14pt" fo:language="es" fo:country="CL" officeooo:rsid="0010928f" officeooo:paragraph-rsid="0010928f"/>
    </style:style>
    <style:style style:name="P8" style:family="paragraph" style:parent-style-name="Standard">
      <style:text-properties style:font-name="Doulos SIL" fo:font-size="14pt" fo:language="es" fo:country="CL"/>
    </style:style>
    <style:style style:name="P9" style:family="paragraph" style:parent-style-name="Standard">
      <style:text-properties style:font-name="Doulos SIL" fo:font-size="14pt" fo:language="es" fo:country="CL" officeooo:paragraph-rsid="000783f8"/>
    </style:style>
    <style:style style:name="T1" style:family="text">
      <style:text-properties officeooo:rsid="000783f8"/>
    </style:style>
    <style:style style:name="T2" style:family="text">
      <style:text-properties officeooo:rsid="000783f8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0a21"/>
    </style:style>
    <style:style style:name="T5" style:family="text">
      <style:text-properties officeooo:rsid="001309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/i/: [i] [j] <text:span text:style-name="T1">(</text:span><text:span text:style-name="T2">[j] [i̯]</text:span><text:span text:style-name="T1">)</text:span></text:p>
      <text:p text:style-name="P8">/e/: [e]</text:p>
      <text:p text:style-name="P8">/a/: [a]</text:p>
      <text:p text:style-name="P8">/o/: [o]</text:p>
      <text:p text:style-name="P9">/u/: [u] [w] <text:span text:style-name="T1">(</text:span><text:span text:style-name="T2">[w] [u̯]</text:span><text:span text:style-name="T1">))</text:span></text:p>
      <text:p text:style-name="P8"/>
      <text:p text:style-name="P7"><text:span text:style-name="T3">Introducción</text:span>:</text:p>
      <text:p text:style-name="P4">Vocales comunes y corrientes</text:p>
      <text:p text:style-name="P3">Vocales no silábicas</text:p>
      <text:p text:style-name="P6"/>
      <text:p text:style-name="P5"><text:span text:style-name="T3">Otras vocales</text:span>:</text:p>
      <text:p text:style-name="P4">Variación por acento léxico (acento vs. no acento)</text:p>
      <text:p text:style-name="P4">Variación por posición en la sílaba (libre vs. trabada)</text:p>
      <text:p text:style-name="P4">Variación por posición en enunciado: ensordecimiento</text:p>
      <text:p text:style-name="P3">Alargamiento vocálico <text:span text:style-name="T5">(fin pragmático, fin identitario)</text:span></text:p>
      <text:p text:style-name="P2"><text:span text:style-name="T4">A</text:span>delantamiento de vocales</text:p>
      <text:p text:style-name="P2"><text:span text:style-name="T4">P</text:span>osteriorización <text:span text:style-name="T4">de vocales</text:span></text:p>
      <text:p text:style-name="P2"><text:span text:style-name="T4">C</text:span>entralización <text:span text:style-name="T4">de vocales</text:span></text:p>
      <text:p text:style-name="P2"><text:span text:style-name="T4">D</text:span>iptongación/desilabificación</text:p>
      <text:p text:style-name="P1"><text:span text:style-name="T4">V</text:span>ocales esbarabática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oulos SIL" svg:font-family="'Doulos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0:01:32.927741280</meta:creation-date>
    <dc:date>2023-08-24T10:30:51.322381359</dc:date>
    <meta:editing-duration>PT19M2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67" meta:character-count="483" meta:non-whitespace-character-count="434"/>
  </office:meta>
</office:document-meta>
</file>